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humanidad sueña con estadios mejores en donde se superen definitivamente los conflictos. ?cual es la posibilidad de que unos valores considerados como superadores se establezcan en las mayorías para así constituir cambios de toda la sociedad? </text:p>
      <text:p text:style-name="Standard"/>
      <text:p text:style-name="Standard">Palabras Claves: razón, progreso, desarrollo, irracionalismo, formación de la voluntad colectiva, sociología del conocimiento.</text:p>
      <text:p text:style-name="Standard"/>
      <text:p text:style-name="Standard">Edad de oro (Griegos)</text:p>
      <text:p text:style-name="Standard">Milenarismo (Religión)</text:p>
      <text:p text:style-name="Standard">El buen salvaje. Fray Juan de Sagun. Vasco de Quiroga. Utopistas XVI, XVII, XVIII. Michoacan Hospitales Pueblo (---&gt;Carlos V). Paraguay XVII y XVIII (1610-1777). Ciudad del sol de Campanela</text:p>
      <text:p text:style-name="Standard"/>
      <text:p text:style-name="Standard">Bibliografia</text:p>
      <text:p text:style-name="Standard">Utopia, Tomas Mor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2-16T20:34:07</meta:creation-date>
    <dc:date>2013-02-16T20:46:44</dc:date>
    <dc:creator>omerta </dc:creator>
    <meta:editing-duration>PT6M13S</meta:editing-duration>
    <meta:editing-cycles>3</meta:editing-cycles>
    <meta:generator>LibreOffice/3.5$Linux_x86 LibreOffice_project/350m1$Build-2</meta:generator>
    <meta:document-statistic meta:table-count="0" meta:image-count="0" meta:object-count="0" meta:page-count="1" meta:paragraph-count="7" meta:word-count="91" meta:character-count="634" meta:non-whitespace-character-count="550"/>
  </office:meta>
</office:document-meta>
</file>